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1e380" officeooo:paragraph-rsid="0001e380" style:font-size-asian="12pt" style:font-weight-asian="bold" style:font-size-complex="12pt" style:font-weight-complex="bold"/>
    </style:style>
    <style:style style:name="P2"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05844f" style:font-size-asian="12pt" style:font-weight-asian="bold" style:font-size-complex="12pt" style:font-weight-complex="bold"/>
    </style:style>
    <style:style style:name="P3" style:family="paragraph" style:parent-style-name="Text_20_body" style:list-style-name="L1">
      <style:paragraph-properties fo:line-height="150%"/>
      <style:text-properties fo:font-variant="normal" fo:text-transform="none" fo:color="#ffffff" loext:opacity="100%" style:font-name="Lato-Regular" fo:font-size="12pt" fo:letter-spacing="normal" fo:font-style="normal" style:text-underline-style="none" fo:font-weight="normal" officeooo:rsid="0005844f" officeooo:paragraph-rsid="0005844f" style:font-size-asian="12pt" style:font-weight-asian="normal" style:font-size-complex="12pt" style:font-weight-complex="normal"/>
    </style:style>
    <style:style style:name="P4" style:family="paragraph" style:parent-style-name="Text_20_body" style:list-style-name="L2">
      <style:paragraph-properties fo:line-height="150%"/>
      <style:text-properties fo:font-variant="normal" fo:text-transform="none" fo:color="#ffffff" loext:opacity="100%" style:font-name="Lato-Regular" fo:font-size="12pt" fo:letter-spacing="normal" fo:font-style="normal" style:text-underline-style="none" fo:font-weight="normal" officeooo:rsid="0005844f" officeooo:paragraph-rsid="0005844f" style:font-size-asian="12pt" style:font-weight-asian="normal" style:font-size-complex="12pt" style:font-weight-complex="normal"/>
    </style:style>
    <style:style style:name="P5"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5844f" officeooo:paragraph-rsid="0007433e" style:font-size-asian="12pt" style:font-weight-asian="normal" style:font-size-complex="12pt" style:font-weight-complex="normal"/>
    </style:style>
    <style:style style:name="P6"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7433e" officeooo:paragraph-rsid="0007433e" style:font-size-asian="12pt" style:font-weight-asian="normal" style:font-size-complex="12pt" style:font-weight-complex="normal"/>
    </style:style>
    <style:style style:name="P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05844f" style:font-size-asian="12pt" style:font-weight-asian="bold" style:font-size-complex="12pt" style:font-weight-complex="bold"/>
    </style:style>
    <style:style style:name="T1" style:family="text">
      <style:text-properties officeooo:rsid="00024be9"/>
    </style:style>
    <style:style style:name="T2" style:family="text">
      <style:text-properties officeooo:rsid="0007433e"/>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OP Report – Computer Shop</text:p>
      <text:p text:style-name="P2">Headings:</text:p>
      <text:list xml:id="list125136750" text:style-name="L1">
        <text:list-item>
          <text:p text:style-name="P3">Original Project Reflection</text:p>
        </text:list-item>
        <text:list-item>
          <text:p text:style-name="P3">Individual stages:</text:p>
        </text:list-item>
      </text:list>
      <text:list text:style-name="L2">
        <text:list-item>
          <text:p text:style-name="P4">UML Diagram</text:p>
        </text:list-item>
        <text:list-item>
          <text:p text:style-name="P4">UX Diagram and ideas</text:p>
        </text:list-item>
        <text:list-item>
          <text:p text:style-name="P4">Current project rules</text:p>
        </text:list-item>
      </text:list>
      <text:list text:continue-list="list125136750" text:style-name="L1">
        <text:list-item>
          <text:p text:style-name="P3">Conclusion</text:p>
        </text:list-item>
      </text:list>
      <text:p text:style-name="P1">Previous Project <text:span text:style-name="T1">Reflection</text:span></text:p>
      <text:p text:style-name="P5">In our last semester studying Object oriented principles for our final project I decided to a computer shop system. In this project using the concepts we had learned I implemented various fundamentals such as abstraction, inheritance, interfaces and much more. </text:p>
      <text:p text:style-name="P5">Despite my shortcomings in terms of the deadline and my overall grade of 29/50 I was still quite satisfied with my work and was proud of myself for creating a full blown system in which users signed up , <text:span text:style-name="T2">products were registered and a purchase was made. A</text:span>ll this was entered into a normalised relational database <text:span text:style-name="T2">using SQLite ad in this process I learned a lot about jar files, the jdbc and execute sql statements in java.</text:span></text:p>
      <text:p text:style-name="P6">My main shortcomigs included but weren’t limted to the time it took for me to complete this project, my overuse of static methods and overall lack of understadning of how to effectively use objects from a database (serialization, getters,setters etc).</text:p>
      <text:p text:style-name="P6"/>
      <text:p text:style-name="P6"/>
      <text:p text:style-name="P6"/>
      <text:p text:style-name="P7">Project Stage 1</text:p>
      <text:p text:style-name="P7">Project Stage 2</text:p>
      <text:p text:style-name="P7"><text:soft-page-break/>Project Stage 3</text:p>
      <text:p text:style-name="P7">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4T17:15:19.192148000</meta:creation-date>
    <dc:date>2025-03-27T13:03:37.028152000</dc:date>
    <meta:editing-duration>PT26M35S</meta:editing-duration>
    <meta:editing-cycles>4</meta:editing-cycles>
    <meta:generator>LibreOffice/25.2.1.2$MacOSX_AARCH64 LibreOffice_project/d3abf4aee5fd705e4a92bba33a32f40bc4e56f49</meta:generator>
    <meta:document-statistic meta:table-count="0" meta:image-count="0" meta:object-count="0" meta:page-count="2" meta:paragraph-count="16" meta:word-count="198" meta:character-count="1177" meta:non-whitespace-character-count="999"/>
  </office:meta>
</office:document-meta>
</file>